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weight="bold" style:font-weight-asian="bold" style:font-weight-complex="bold"/>
    </style:style>
    <style:style style:name="P3" style:family="paragraph" style:parent-style-name="Standard">
      <style:paragraph-properties fo:text-align="center" style:justify-single-word="false">
        <style:tab-stops>
          <style:tab-stop style:position="3.6272in"/>
        </style:tab-stops>
      </style:paragraph-properties>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ab-stops>
          <style:tab-stop style:position="0.4827in"/>
        </style:tab-stops>
      </style:paragraph-properties>
      <style:text-properties style:font-name="Liberation Serif" fo:font-weight="normal" style:font-weight-asian="normal" style:font-weight-complex="normal"/>
    </style:style>
    <style:style style:name="P6" style:family="paragraph" style:parent-style-name="Standard">
      <style:paragraph-properties fo:text-align="center" style:justify-single-word="false">
        <style:tab-stops/>
      </style:paragraph-properties>
      <style:text-properties style:font-name="Liberation Seri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 Bolton</text:p>
      <text:p text:style-name="P1">CSF self evaluation</text:p>
      <text:p text:style-name="P2">Computer Science Foundations – Quarter 1</text:p>
      <text:p text:style-name="P2"/>
      <text:p text:style-name="P2">Introduction</text:p>
      <text:p text:style-name="P2"/>
      <text:p text:style-name="P4"><text:tab/>One reason I chose to attend Evergreen was out of great respect for the interdisciplinary approach to learning, so when I finally decided to pick Computer Science Foundations, I was apprehensive about what sounded like a very technical and specialized field. However, I was pleasantly surprised to find that I took a liking to computer science. I really enjoyed thinking about the different levels of abstraction involved in computer science, whether the mathematical, conceptual, or organizational. Throughout the quarter, in at least a few occasions, a single concept spanned all these different perspectives, and I got a lot of satisfaction out of that. I also enjoyed the chance to step back and take a moment of self-reflection about computer science and craftsmanship in general during seminar once a week.</text:p>
      <text:p text:style-name="P4"><text:tab/>In previous academic experiences, I've always put up an invisible barrier between myself and the course; I never let myself open up and become involved and interested in the subject. I took a conscious effort to try and change my attitude this time around, and I think I've benefited greatly for it.</text:p>
      <text:p text:style-name="P4"><text:tab/>I believe there are a few areas, detailed below, that I could improve in, but most of my challenge in future quarters will be to stay consistent in my work ethic, attendance, and interest.</text:p>
      <text:p text:style-name="P4"/>
      <text:p text:style-name="P2">Discrete Math</text:p>
      <text:p text:style-name="P2"/>
      <text:p text:style-name="P4"><text:tab/>I had never been exposed to anything like discrete mathematics before and took a great liking to it. I especially liked number theory and computation modeling. I did well in the tests, mostly because I was very thorough and complete with each homework assignment. I found that if I could do any of the homework problems correctly on my own, the tests came fairly easily; so if I'm able to continue to consistently work hard on my homework next quarter, I should continue to do well on the tests. One difficulty I sometimes have with math tests is that I will make a problem more complicated than it needs to be, so I'll watch out for that next quarter.</text:p>
      <text:p text:style-name="P4"><text:tab/>Some of the things I've learned about this quarter include boolean algebra and logic statements, basic proofs, inductive proofs, sets and functions, recursion, basic number theory, and computation modeling. </text:p>
      <text:p text:style-name="P4"><text:tab/>I've been fairly organized in keeping track of what work needs to be done and saving what work I have already done, and I haven't had any problems with turning things in on time.</text:p>
      <text:p text:style-name="P4"><text:tab/>I usually take a cursory reading of the chapter before lecture, and go into class not understanding as much as I could. I think I would benefit if I were to spend more time reading the material earlier. This would also make me feel more comfortable participating in class a bit more.</text:p>
      <text:p text:style-name="P4"/>
      <text:p text:style-name="P2">Computer Architecture</text:p>
      <text:p text:style-name="P2"/>
      <text:p text:style-name="P4"><text:tab/>Learning how computers work on the most fundamental level has been very interesting. My favorite part of this class was using Logisim to create various logic circuits and ultimately my own simple computer. I really enjoy taking technical concepts and structures and turning them into something elegant aesthetically pleasing.</text:p>
      <text:p text:style-name="P4"><text:tab/>I turned in all my homework on time, so have had no issue with that. I did well in the first test for this class, but probably could have done better by planning ahead more.</text:p>
      <text:p text:style-name="P4"><text:tab/>I'm really looking forward to building off my Logisim computer, creating something more complex, and taking assembly programming further.</text:p>
      <text:p text:style-name="P4"><text:soft-page-break/></text:p>
      <text:p text:style-name="P2">Programming</text:p>
      <text:p text:style-name="P2"/>
      <text:p text:style-name="P4"><text:tab/>Learning to program in Haskell has forced my brain to think in many new ways. I really enjoyed the problem solving aspect of writing programs and the logical elegance of Haskell.</text:p>
      <text:p text:style-name="P4"><text:tab/>I've turned in all my programming homework on time, and will continue to do that next quarter. For the first programming test, like the first computer architecture test, I did well but could have done better. Being more thorough with rewriting functions and looking back over my answers more carefully will help.</text:p>
      <text:p text:style-name="P4"><text:tab/>Like math, I could benefit from spending more time reading the material before lecture.</text:p>
      <text:p text:style-name="P4"><text:tab/>I'm also going to make it a goal next quarter to understand the why and how of concepts in Java more deeply than I did in Haskell.</text:p>
      <text:p text:style-name="P4"/>
      <text:p text:style-name="P2">Seminar</text:p>
      <text:p text:style-name="P2"/>
      <text:p text:style-name="P4"><text:tab/>I transferred here from St. John's College, which is an all-seminar school. During my time there, I had a lot of difficulty speaking in class, and I became more and more silent as the year went on. I worried that the same would happen at Evergreen, but it hasn't. I speak a moderate amount and haven't had much difficulty in doing so. I've thoroughly enjoyed all of our readings.</text:p>
      <text:p text:style-name="P4"><text:tab/>Essays are something I could always use improvement in. Next quarter I'm going to try and put aside more time to do more essay revisions, as I currently do only one or two, and I'll also try to visit a writing tutor once or twice.</text:p>
      <text:p text:style-name="P4"/>
      <text:p text:style-name="P3">Conclusion</text:p>
      <text:p text:style-name="P6"/>
      <text:p text:style-name="P5"><text:tab/>I didn't come to Evergreen planning on doing computer science, but I've gotten so much out of this quarter that I may not want to do anything else. I've been happy with my own overall academic performance this quarter, and I need to concentrate and staying consist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rb </meta:initial-creator>
    <meta:creation-date>2010-03-11T10:46:51</meta:creation-date>
    <meta:generator>OpenOffice.org/3.1$Unix OpenOffice.org_project/310m19$Build-9420</meta:generator>
    <dc:date>2010-03-18T09:43:33</dc:date>
    <dc:creator>jrb </dc:creator>
    <meta:editing-duration>PT06H09M49S</meta:editing-duration>
    <meta:editing-cycles>72</meta:editing-cycles>
    <meta:document-statistic meta:table-count="0" meta:image-count="0" meta:object-count="0" meta:page-count="2" meta:paragraph-count="26" meta:word-count="856" meta:character-count="4997"/>
  </office:meta>
</office:document-meta>
</file>